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3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fo:min-height="0.612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395cm"/>
    </style:style>
    <style:style style:name="gr9" style:family="graphic" style:parent-style-name="objectwithoutfill">
      <style:graphic-properties draw:stroke="solid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cm" svg:height="1cm" svg:x="1.488cm" svg:y="5.113cm">
            <draw:text-box>
              <text:p><text:span text:style-name="T1">T</text:span></text:p>
            </draw:text-box>
          </draw:frame>
          <draw:frame draw:style-name="gr2" draw:text-style-name="P2" draw:layer="layout" svg:width="1.086cm" svg:height="0.645cm" svg:x="1.722cm" svg:y="5.451cm">
            <draw:text-box>
              <text:p><text:span text:style-name="T2">orig</text:span></text:p>
            </draw:text-box>
          </draw:frame>
        </draw:g>
        <draw:custom-shape draw:style-name="gr3" draw:text-style-name="P3" xml:id="id1" draw:id="id1" draw:layer="layout" svg:width="1.2cm" svg:height="1.2cm" svg:x="1.464cm" svg:y="0.23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.2cm" svg:height="1.2cm" svg:x="1.464cm" svg:y="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4cm" svg:height="0.862cm" svg:x="2.364cm" svg:y="-0.123cm">
          <draw:text-box>
            <text:p text:style-name="P3"><text:span text:style-name="T3">1</text:span></text:p>
          </draw:text-box>
        </draw:frame>
        <draw:custom-shape draw:style-name="gr3" draw:text-style-name="P3" xml:id="id2" draw:id="id2" draw:layer="layout" svg:width="1.2cm" svg:height="1.2cm" svg:x="0.164cm" svg:y="1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4cm" svg:height="0.692cm" svg:x="1.064cm" svg:y="1.547cm">
          <draw:text-box>
            <text:p text:style-name="P3"><text:span text:style-name="T3">2</text:span></text:p>
          </draw:text-box>
        </draw:frame>
        <draw:custom-shape draw:style-name="gr3" draw:text-style-name="P3" xml:id="id4" draw:id="id4" draw:layer="layout" svg:width="1.2cm" svg:height="1.2cm" svg:x="2.764cm" svg:y="1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2.428cm" svg:y="1.565cm">
          <draw:text-box>
            <text:p text:style-name="P3"><text:span text:style-name="T3">4</text:span></text:p>
          </draw:text-box>
        </draw:frame>
        <draw:custom-shape draw:style-name="gr7" draw:text-style-name="P5" draw:layer="layout" svg:width="0.4cm" svg:height="0.4cm" svg:x="1.864cm" svg:y="0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cm" svg:height="1cm" svg:x="5.297cm" svg:y="5.113cm">
          <draw:text-box>
            <text:p><text:span text:style-name="T1">T</text:span><text:span text:style-name="T4">(</text:span><text:span text:style-name="T1">q </text:span><text:span text:style-name="T4">)</text:span></text:p>
          </draw:text-box>
        </draw:frame>
        <draw:frame draw:style-name="gr8" draw:text-style-name="P6" draw:layer="layout" svg:width="0.3cm" svg:height="0.645cm" svg:x="6.397cm" svg:y="5.595cm">
          <draw:text-box>
            <text:p><text:span text:style-name="T5">1</text:span></text:p>
          </draw:text-box>
        </draw:frame>
        <draw:connector draw:style-name="gr9" draw:text-style-name="P7" draw:layer="layout" draw:type="curve" svg:x1="1.639cm" svg:y1="1.264cm" svg:x2="0.764cm" svg:y2="1.939cm" draw:start-shape="id1" draw:start-glue-point="7" draw:end-shape="id2" draw:end-glue-point="4" svg:d="M1639 1264c-584 0-875 225-875 675" svg:viewBox="0 0 876 676">
          <text:p/>
        </draw:connector>
        <draw:connector draw:style-name="gr10" draw:text-style-name="P3" draw:layer="layout" svg:x1="2.064cm" svg:y1="1.439cm" svg:x2="2.064cm" svg:y2="1.958cm" draw:start-shape="id1" draw:start-glue-point="8" draw:end-shape="id3" draw:end-glue-point="4" svg:d="M2064 1439v519" svg:viewBox="0 0 1 520">
          <text:p/>
        </draw:connector>
        <draw:connector draw:style-name="gr11" draw:text-style-name="P7" draw:layer="layout" draw:type="curve" svg:x1="2.489cm" svg:y1="1.264cm" svg:x2="3.364cm" svg:y2="1.957cm" draw:start-shape="id1" draw:start-glue-point="9" draw:end-shape="id4" draw:end-glue-point="4" svg:d="M2489 1264c584 0 875 231 875 693" svg:viewBox="0 0 876 694">
          <text:p/>
        </draw:connector>
        <draw:frame draw:style-name="gr6" draw:text-style-name="P4" draw:layer="layout" svg:width="0.3cm" svg:height="0.692cm" svg:x="3.728cm" svg:y="1.565cm">
          <draw:text-box>
            <text:p text:style-name="P3"><text:span text:style-name="T3">3</text:span></text:p>
          </draw:text-box>
        </draw:frame>
        <draw:custom-shape draw:style-name="gr3" draw:text-style-name="P3" xml:id="id5" draw:id="id5" draw:layer="layout" svg:width="1.2cm" svg:height="1.2cm" svg:x="1.461cm" svg:y="3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2.416cm" svg:y="3.278cm">
          <draw:text-box>
            <text:p text:style-name="P3"><text:span text:style-name="T3">6</text:span></text:p>
          </draw:text-box>
        </draw:frame>
        <draw:custom-shape draw:style-name="gr3" draw:text-style-name="P3" xml:id="id6" draw:id="id6" draw:layer="layout" svg:width="1.2cm" svg:height="1.2cm" svg:x="2.758cm" svg:y="3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3.758cm" svg:y="3.282cm">
          <draw:text-box>
            <text:p text:style-name="P3"><text:span text:style-name="T3">5</text:span></text:p>
          </draw:text-box>
        </draw:frame>
        <draw:connector draw:style-name="gr10" draw:text-style-name="P3" draw:layer="layout" svg:x1="2.064cm" svg:y1="3.158cm" svg:x2="2.061cm" svg:y2="3.67cm" draw:start-shape="id3" draw:start-glue-point="8" draw:end-shape="id5" draw:end-glue-point="4" svg:d="M2064 3158v257h-3v255" svg:viewBox="0 0 4 513">
          <text:p/>
        </draw:connector>
        <draw:connector draw:style-name="gr10" draw:text-style-name="P3" draw:layer="layout" svg:x1="3.364cm" svg:y1="3.157cm" svg:x2="3.358cm" svg:y2="3.674cm" draw:start-shape="id4" draw:start-glue-point="8" draw:end-shape="id6" draw:end-glue-point="4" svg:d="M3364 3157v259h-6v258" svg:viewBox="0 0 7 518">
          <text:p/>
        </draw:connector>
        <draw:custom-shape draw:style-name="gr3" draw:text-style-name="P3" xml:id="id7" draw:id="id7" draw:layer="layout" svg:width="1.2cm" svg:height="1.2cm" svg:x="5.643cm" svg:y="0.25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1.2cm" svg:height="1.2cm" svg:x="5.643cm" svg:y="1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4cm" svg:height="0.862cm" svg:x="6.543cm" svg:y="-0.109cm">
          <draw:text-box>
            <text:p text:style-name="P3"><text:span text:style-name="T3">1</text:span></text:p>
          </draw:text-box>
        </draw:frame>
        <draw:custom-shape draw:style-name="gr3" draw:text-style-name="P3" xml:id="id8" draw:id="id8" draw:layer="layout" svg:width="1.2cm" svg:height="1.2cm" svg:x="4.343cm" svg:y="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4cm" svg:height="0.692cm" svg:x="5.243cm" svg:y="1.561cm">
          <draw:text-box>
            <text:p text:style-name="P3"><text:span text:style-name="T3">2</text:span></text:p>
          </draw:text-box>
        </draw:frame>
        <draw:custom-shape draw:style-name="gr3" draw:text-style-name="P3" xml:id="id9" draw:id="id9" draw:layer="layout" svg:width="1.2cm" svg:height="1.2cm" svg:x="6.943cm" svg:y="1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6.607cm" svg:y="1.579cm">
          <draw:text-box>
            <text:p text:style-name="P3"><text:span text:style-name="T3">4</text:span></text:p>
          </draw:text-box>
        </draw:frame>
        <draw:connector draw:style-name="gr9" draw:text-style-name="P7" draw:layer="layout" draw:type="curve" svg:x1="5.818cm" svg:y1="1.278cm" svg:x2="4.943cm" svg:y2="1.953cm" draw:start-shape="id7" draw:start-glue-point="7" draw:end-shape="id8" draw:end-glue-point="4" svg:d="M5818 1278c-584 0-875 225-875 675" svg:viewBox="0 0 876 676">
          <text:p/>
        </draw:connector>
        <draw:connector draw:style-name="gr11" draw:text-style-name="P7" draw:layer="layout" draw:type="curve" svg:x1="6.668cm" svg:y1="1.278cm" svg:x2="7.543cm" svg:y2="1.971cm" draw:start-shape="id7" draw:start-glue-point="9" draw:end-shape="id9" draw:end-glue-point="4" svg:d="M6668 1278c584 0 875 231 875 693" svg:viewBox="0 0 876 694">
          <text:p/>
        </draw:connector>
        <draw:frame draw:style-name="gr6" draw:text-style-name="P4" draw:layer="layout" svg:width="0.3cm" svg:height="0.692cm" svg:x="7.907cm" svg:y="1.579cm">
          <draw:text-box>
            <text:p text:style-name="P3"><text:span text:style-name="T3">3</text:span></text:p>
          </draw:text-box>
        </draw:frame>
        <draw:custom-shape draw:style-name="gr3" draw:text-style-name="P3" xml:id="id11" draw:id="id11" draw:layer="layout" svg:width="1.2cm" svg:height="1.2cm" svg:x="5.64cm" svg:y="3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6.595cm" svg:y="3.292cm">
          <draw:text-box>
            <text:p text:style-name="P3"><text:span text:style-name="T3">6</text:span></text:p>
          </draw:text-box>
        </draw:frame>
        <draw:custom-shape draw:style-name="gr3" draw:text-style-name="P3" xml:id="id12" draw:id="id12" draw:layer="layout" svg:width="1.2cm" svg:height="1.2cm" svg:x="6.937cm" svg:y="3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7.937cm" svg:y="3.296cm">
          <draw:text-box>
            <text:p text:style-name="P3"><text:span text:style-name="T3">5</text:span></text:p>
          </draw:text-box>
        </draw:frame>
        <draw:connector draw:style-name="gr10" draw:text-style-name="P3" draw:layer="layout" svg:x1="6.243cm" svg:y1="3.172cm" svg:x2="6.24cm" svg:y2="3.684cm" draw:start-shape="id10" draw:start-glue-point="8" draw:end-shape="id11" draw:end-glue-point="4" svg:d="M6243 3172v257h-3v255" svg:viewBox="0 0 4 513">
          <text:p/>
        </draw:connector>
        <draw:connector draw:style-name="gr10" draw:text-style-name="P3" draw:layer="layout" svg:x1="7.543cm" svg:y1="3.171cm" svg:x2="7.537cm" svg:y2="3.688cm" draw:start-shape="id9" draw:start-glue-point="8" draw:end-shape="id12" draw:end-glue-point="4" svg:d="M7543 3171v259h-6v258" svg:viewBox="0 0 7 518">
          <text:p/>
        </draw:connector>
        <draw:custom-shape draw:style-name="gr7" draw:text-style-name="P5" draw:layer="layout" svg:width="0.4cm" svg:height="0.4cm" svg:x="0.365cm" svg:y="2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0.83cm" svg:y="2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.831cm" svg:y="2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3.132cm" svg:y="4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057cm" svg:y="0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4.558cm" svg:y="2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5.023cm" svg:y="2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6.024cm" svg:y="2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.325cm" svg:y="4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cm" svg:height="1cm" svg:x="9.407cm" svg:y="5.126cm">
          <draw:text-box>
            <text:p><text:span text:style-name="T1">T</text:span><text:span text:style-name="T4">(</text:span><text:span text:style-name="T1">q </text:span><text:span text:style-name="T4">)</text:span></text:p>
          </draw:text-box>
        </draw:frame>
        <draw:frame draw:style-name="gr8" draw:text-style-name="P6" draw:layer="layout" svg:width="0.3cm" svg:height="0.645cm" svg:x="10.507cm" svg:y="5.608cm">
          <draw:text-box>
            <text:p><text:span text:style-name="T5">2</text:span></text:p>
          </draw:text-box>
        </draw:frame>
        <draw:custom-shape draw:style-name="gr3" draw:text-style-name="P3" xml:id="id13" draw:id="id13" draw:layer="layout" svg:width="1.2cm" svg:height="1.2cm" svg:x="9.753cm" svg:y="0.26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5" draw:id="id15" draw:layer="layout" svg:width="1.2cm" svg:height="1.2cm" svg:x="9.753cm" svg:y="1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4cm" svg:height="0.862cm" svg:x="10.653cm" svg:y="-0.096cm">
          <draw:text-box>
            <text:p text:style-name="P3"><text:span text:style-name="T3">1</text:span></text:p>
          </draw:text-box>
        </draw:frame>
        <draw:custom-shape draw:style-name="gr3" draw:text-style-name="P3" xml:id="id14" draw:id="id14" draw:layer="layout" svg:width="1.2cm" svg:height="1.2cm" svg:x="8.453cm" svg:y="1.9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4cm" svg:height="0.692cm" svg:x="9.353cm" svg:y="1.574cm">
          <draw:text-box>
            <text:p text:style-name="P3"><text:span text:style-name="T3">2</text:span></text:p>
          </draw:text-box>
        </draw:frame>
        <draw:custom-shape draw:style-name="gr3" draw:text-style-name="P3" xml:id="id17" draw:id="id17" draw:layer="layout" svg:width="1.2cm" svg:height="1.2cm" svg:x="11.053cm" svg:y="1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10.717cm" svg:y="1.592cm">
          <draw:text-box>
            <text:p text:style-name="P3"><text:span text:style-name="T3">4</text:span></text:p>
          </draw:text-box>
        </draw:frame>
        <draw:connector draw:style-name="gr9" draw:text-style-name="P7" draw:layer="layout" draw:type="curve" svg:x1="9.928cm" svg:y1="1.291cm" svg:x2="9.053cm" svg:y2="1.966cm" draw:start-shape="id13" draw:start-glue-point="7" draw:end-shape="id14" draw:end-glue-point="4" svg:d="M9928 1291c-584 0-875 225-875 675" svg:viewBox="0 0 876 676">
          <text:p/>
        </draw:connector>
        <draw:connector draw:style-name="gr10" draw:text-style-name="P3" draw:layer="layout" svg:x1="10.353cm" svg:y1="1.466cm" svg:x2="10.353cm" svg:y2="1.985cm" draw:start-shape="id13" draw:start-glue-point="8" draw:end-shape="id15" draw:end-glue-point="4" svg:d="M10353 1466v519" svg:viewBox="0 0 1 520">
          <text:p/>
        </draw:connector>
        <draw:frame draw:style-name="gr6" draw:text-style-name="P4" draw:layer="layout" svg:width="0.3cm" svg:height="0.692cm" svg:x="12.017cm" svg:y="1.592cm">
          <draw:text-box>
            <text:p text:style-name="P3"><text:span text:style-name="T3">3</text:span></text:p>
          </draw:text-box>
        </draw:frame>
        <draw:custom-shape draw:style-name="gr3" draw:text-style-name="P3" xml:id="id16" draw:id="id16" draw:layer="layout" svg:width="1.2cm" svg:height="1.2cm" svg:x="9.75cm" svg:y="3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10.705cm" svg:y="3.305cm">
          <draw:text-box>
            <text:p text:style-name="P3"><text:span text:style-name="T3">6</text:span></text:p>
          </draw:text-box>
        </draw:frame>
        <draw:custom-shape draw:style-name="gr3" draw:text-style-name="P3" xml:id="id18" draw:id="id18" draw:layer="layout" svg:width="1.2cm" svg:height="1.2cm" svg:x="11.047cm" svg:y="3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12.047cm" svg:y="3.309cm">
          <draw:text-box>
            <text:p text:style-name="P3"><text:span text:style-name="T3">5</text:span></text:p>
          </draw:text-box>
        </draw:frame>
        <draw:connector draw:style-name="gr10" draw:text-style-name="P3" draw:layer="layout" svg:x1="10.353cm" svg:y1="3.185cm" svg:x2="10.35cm" svg:y2="3.697cm" draw:start-shape="id15" draw:start-glue-point="8" draw:end-shape="id16" draw:end-glue-point="4" svg:d="M10353 3185v257h-3v255" svg:viewBox="0 0 4 513">
          <text:p/>
        </draw:connector>
        <draw:connector draw:style-name="gr10" draw:text-style-name="P3" draw:layer="layout" svg:x1="11.653cm" svg:y1="3.184cm" svg:x2="11.647cm" svg:y2="3.701cm" draw:start-shape="id17" draw:start-glue-point="8" draw:end-shape="id18" draw:end-glue-point="4" svg:d="M11653 3184v259h-6v258" svg:viewBox="0 0 7 518">
          <text:p/>
        </draw:connector>
        <draw:custom-shape draw:style-name="gr7" draw:text-style-name="P5" draw:layer="layout" svg:width="0.4cm" svg:height="0.4cm" svg:x="10.167cm" svg:y="0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668cm" svg:y="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9.133cm" svg:y="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0.134cm" svg:y="2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1.435cm" svg:y="4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cm" svg:height="1cm" svg:x="13.608cm" svg:y="5.13cm">
          <draw:text-box>
            <text:p><text:span text:style-name="T1">T</text:span><text:span text:style-name="T4">(</text:span><text:span text:style-name="T1">q </text:span><text:span text:style-name="T4">)</text:span></text:p>
          </draw:text-box>
        </draw:frame>
        <draw:frame draw:style-name="gr8" draw:text-style-name="P6" draw:layer="layout" svg:width="0.3cm" svg:height="0.645cm" svg:x="14.708cm" svg:y="5.612cm">
          <draw:text-box>
            <text:p><text:span text:style-name="T5">3</text:span></text:p>
          </draw:text-box>
        </draw:frame>
        <draw:custom-shape draw:style-name="gr3" draw:text-style-name="P3" xml:id="id19" draw:id="id19" draw:layer="layout" svg:width="1.2cm" svg:height="1.2cm" svg:x="13.954cm" svg:y="0.27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1" draw:id="id21" draw:layer="layout" svg:width="1.2cm" svg:height="1.2cm" svg:x="13.954cm" svg:y="1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4cm" svg:height="0.862cm" svg:x="14.854cm" svg:y="-0.092cm">
          <draw:text-box>
            <text:p text:style-name="P3"><text:span text:style-name="T3">1</text:span></text:p>
          </draw:text-box>
        </draw:frame>
        <draw:custom-shape draw:style-name="gr3" draw:text-style-name="P3" xml:id="id20" draw:id="id20" draw:layer="layout" svg:width="1.2cm" svg:height="1.2cm" svg:x="12.654cm" svg:y="1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4cm" svg:height="0.692cm" svg:x="13.554cm" svg:y="1.578cm">
          <draw:text-box>
            <text:p text:style-name="P3"><text:span text:style-name="T3">2</text:span></text:p>
          </draw:text-box>
        </draw:frame>
        <draw:custom-shape draw:style-name="gr3" draw:text-style-name="P3" xml:id="id22" draw:id="id22" draw:layer="layout" svg:width="1.2cm" svg:height="1.2cm" svg:x="15.254cm" svg:y="1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14.918cm" svg:y="1.596cm">
          <draw:text-box>
            <text:p text:style-name="P3"><text:span text:style-name="T3">4</text:span></text:p>
          </draw:text-box>
        </draw:frame>
        <draw:connector draw:style-name="gr9" draw:text-style-name="P7" draw:layer="layout" draw:type="curve" svg:x1="14.129cm" svg:y1="1.295cm" svg:x2="13.254cm" svg:y2="1.97cm" draw:start-shape="id19" draw:start-glue-point="7" draw:end-shape="id20" draw:end-glue-point="4" svg:d="M14129 1295c-584 0-875 225-875 675" svg:viewBox="0 0 876 676">
          <text:p/>
        </draw:connector>
        <draw:connector draw:style-name="gr10" draw:text-style-name="P3" draw:layer="layout" svg:x1="14.554cm" svg:y1="1.47cm" svg:x2="14.554cm" svg:y2="1.989cm" draw:start-shape="id19" draw:start-glue-point="8" draw:end-shape="id21" draw:end-glue-point="4" svg:d="M14554 1470v519" svg:viewBox="0 0 1 520">
          <text:p/>
        </draw:connector>
        <draw:connector draw:style-name="gr11" draw:text-style-name="P7" draw:layer="layout" draw:type="curve" svg:x1="14.979cm" svg:y1="1.295cm" svg:x2="15.854cm" svg:y2="1.988cm" draw:start-shape="id19" draw:start-glue-point="9" draw:end-shape="id22" draw:end-glue-point="4" svg:d="M14979 1295c584 0 875 231 875 693" svg:viewBox="0 0 876 694">
          <text:p/>
        </draw:connector>
        <draw:frame draw:style-name="gr6" draw:text-style-name="P4" draw:layer="layout" svg:width="0.3cm" svg:height="0.692cm" svg:x="16.218cm" svg:y="1.596cm">
          <draw:text-box>
            <text:p text:style-name="P3"><text:span text:style-name="T3">3</text:span></text:p>
          </draw:text-box>
        </draw:frame>
        <draw:custom-shape draw:style-name="gr3" draw:text-style-name="P3" xml:id="id23" draw:id="id23" draw:layer="layout" svg:width="1.2cm" svg:height="1.2cm" svg:x="13.951cm" svg:y="3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14.906cm" svg:y="3.309cm">
          <draw:text-box>
            <text:p text:style-name="P3"><text:span text:style-name="T3">6</text:span></text:p>
          </draw:text-box>
        </draw:frame>
        <draw:custom-shape draw:style-name="gr3" draw:text-style-name="P3" xml:id="id24" draw:id="id24" draw:layer="layout" svg:width="1.2cm" svg:height="1.2cm" svg:x="15.248cm" svg:y="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92cm" svg:x="16.248cm" svg:y="3.313cm">
          <draw:text-box>
            <text:p text:style-name="P3"><text:span text:style-name="T3">5</text:span></text:p>
          </draw:text-box>
        </draw:frame>
        <draw:connector draw:style-name="gr10" draw:text-style-name="P3" draw:layer="layout" svg:x1="14.554cm" svg:y1="3.189cm" svg:x2="14.551cm" svg:y2="3.701cm" draw:start-shape="id21" draw:start-glue-point="8" draw:end-shape="id23" draw:end-glue-point="4" svg:d="M14554 3189v257h-3v255" svg:viewBox="0 0 4 513">
          <text:p/>
        </draw:connector>
        <draw:custom-shape draw:style-name="gr7" draw:text-style-name="P5" draw:layer="layout" svg:width="0.4cm" svg:height="0.4cm" svg:x="14.368cm" svg:y="0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2.869cm" svg:y="2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3.334cm" svg:y="2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4.335cm" svg:y="2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5.636cm" svg:y="4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draw:line-skew="-0.309cm" svg:x1="4.943cm" svg:y1="3.153cm" svg:x2="5.818cm" svg:y2="2.997cm" draw:start-shape="id8" draw:start-glue-point="8" draw:end-shape="id10" draw:end-glue-point="7" svg:d="M4943 3153c0 354 875 432 875-156" svg:viewBox="0 0 876 433">
          <text:p/>
        </draw:connector>
        <draw:connector draw:style-name="gr11" draw:text-style-name="P7" draw:layer="layout" draw:type="curve" draw:line-skew="-0.46cm" svg:x1="10.778cm" svg:y1="3.01cm" svg:x2="11.228cm" svg:y2="3.009cm" draw:start-shape="id15" draw:start-glue-point="9" draw:end-shape="id17" draw:end-glue-point="7" svg:d="M10778 3010c0 360 450 360 450-1" svg:viewBox="0 0 451 272">
          <text:p/>
        </draw:connector>
        <draw:connector draw:style-name="gr11" draw:text-style-name="P7" draw:layer="layout" draw:type="curve" draw:line-skew="-0.26cm" svg:x1="15.154cm" svg:y1="0.87cm" svg:x2="16.448cm" svg:y2="4.305cm" draw:start-shape="id19" draw:start-glue-point="10" draw:end-shape="id24" draw:end-glue-point="10" svg:d="M15154 870c2340 0 1693 3435 1294 3435" svg:viewBox="0 0 1690 3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20T10:57:30.877596619</dc:date>
    <meta:editing-duration>PT15H10M53S</meta:editing-duration>
    <meta:editing-cycles>43</meta:editing-cycles>
    <meta:generator>LibreOffice/6.0.7.3$Linux_X86_64 LibreOffice_project/00m0$Build-3</meta:generator>
    <meta:document-statistic meta:object-count="97"/>
  </office:meta>
</office:document-meta>
</file>